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float" office:value="80" calcext:value-type="float" table:number-columns-spanned="2" table:number-rows-spanned="1">
            <text:p>80</text:p>
          </table:table-cell>
          <table:covered-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8.547119" calcext:value-type="float">
            <text:p>3008.547119</text:p>
          </table:table-cell>
          <table:table-cell office:value-type="float" office:value="200" calcext:value-type="float">
            <text:p>200</text:p>
          </table:table-cell>
          <table:table-cell office:value-type="float" office:value="1827.838867" calcext:value-type="float">
            <text:p>1827.838867</text:p>
          </table:table-cell>
          <table:table-cell office:value-type="float" office:value="366.125916" calcext:value-type="float">
            <text:p>366.125916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58.095215" calcext:value-type="float">
            <text:p>1058.095215</text:p>
          </table:table-cell>
          <table:table-cell office:value-type="float" office:value="673.523804" calcext:value-type="float">
            <text:p>673.523804</text:p>
          </table:table-cell>
          <table:table-cell office:value-type="float" office:value="1027.472534" calcext:value-type="float">
            <text:p>1027.472534</text:p>
          </table:table-cell>
          <table:table-cell office:value-type="float" office:value="698.021973" calcext:value-type="float">
            <text:p>698.021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03.663086" calcext:value-type="float">
            <text:p>3003.663086</text:p>
          </table:table-cell>
          <table:table-cell office:value-type="float" office:value="200" calcext:value-type="float">
            <text:p>200</text:p>
          </table:table-cell>
          <table:table-cell office:value-type="float" office:value="1835.164917" calcext:value-type="float">
            <text:p>1835.164917</text:p>
          </table:table-cell>
          <table:table-cell office:value-type="float" office:value="364.730499" calcext:value-type="float">
            <text:p>364.730499</text:p>
          </table:table-cell>
          <table:table-cell office:value-type="float" office:value="1284.542236" calcext:value-type="float">
            <text:p>1284.542236</text:p>
          </table:table-cell>
          <table:table-cell office:value-type="float" office:value="546.183105" calcext:value-type="float">
            <text:p>546.183105</text:p>
          </table:table-cell>
          <table:table-cell office:value-type="float" office:value="1038.754639" calcext:value-type="float">
            <text:p>1038.754639</text:p>
          </table:table-cell>
          <table:table-cell office:value-type="float" office:value="688.996277" calcext:value-type="float">
            <text:p>688.996277</text:p>
          </table:table-cell>
          <table:table-cell office:value-type="float" office:value="1028.278442" calcext:value-type="float">
            <text:p>1028.278442</text:p>
          </table:table-cell>
          <table:table-cell office:value-type="float" office:value="697.377258" calcext:value-type="float">
            <text:p>697.377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015.873047" calcext:value-type="float">
            <text:p>3015.873047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3.736328" calcext:value-type="float">
            <text:p>1283.736328</text:p>
          </table:table-cell>
          <table:table-cell office:value-type="float" office:value="546.505493" calcext:value-type="float">
            <text:p>546.505493</text:p>
          </table:table-cell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78.241821" calcext:value-type="float">
            <text:p>1078.241821</text:p>
          </table:table-cell>
          <table:table-cell office:value-type="float" office:value="657.406555" calcext:value-type="float">
            <text:p>657.406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14.6521" calcext:value-type="float">
            <text:p>3014.6521</text:p>
          </table:table-cell>
          <table:table-cell office:value-type="float" office:value="200" calcext:value-type="float">
            <text:p>200</text:p>
          </table:table-cell>
          <table:table-cell office:value-type="float" office:value="1840.048828" calcext:value-type="float">
            <text:p>1840.048828</text:p>
          </table:table-cell>
          <table:table-cell office:value-type="float" office:value="363.800232" calcext:value-type="float">
            <text:p>363.800232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91.13562" calcext:value-type="float">
            <text:p>1091.13562</text:p>
          </table:table-cell>
          <table:table-cell office:value-type="float" office:value="647.091492" calcext:value-type="float">
            <text:p>647.091492</text:p>
          </table:table-cell>
          <table:table-cell office:value-type="float" office:value="1079.047607" calcext:value-type="float">
            <text:p>1079.047607</text:p>
          </table:table-cell>
          <table:table-cell office:value-type="float" office:value="656.761902" calcext:value-type="float">
            <text:p>656.7619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7.326172" calcext:value-type="float">
            <text:p>3007.326172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23.369995" calcext:value-type="float">
            <text:p>1123.369995</text:p>
          </table:table-cell>
          <table:table-cell office:value-type="float" office:value="621.304016" calcext:value-type="float">
            <text:p>621.304016</text:p>
          </table:table-cell>
          <table:table-cell office:value-type="float" office:value="1058.901123" calcext:value-type="float">
            <text:p>1058.901123</text:p>
          </table:table-cell>
          <table:table-cell office:value-type="float" office:value="672.879089" calcext:value-type="float">
            <text:p>672.879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002.442139" calcext:value-type="float">
            <text:p>3002.442139</text:p>
          </table:table-cell>
          <table:table-cell office:value-type="float" office:value="200" calcext:value-type="float">
            <text:p>200</text:p>
          </table:table-cell>
          <table:table-cell office:value-type="float" office:value="1829.059814" calcext:value-type="float">
            <text:p>1829.059814</text:p>
          </table:table-cell>
          <table:table-cell office:value-type="float" office:value="365.893372" calcext:value-type="float">
            <text:p>365.893372</text:p>
          </table:table-cell>
          <table:table-cell office:value-type="float" office:value="1287.765747" calcext:value-type="float">
            <text:p>1287.765747</text:p>
          </table:table-cell>
          <table:table-cell office:value-type="float" office:value="544.893677" calcext:value-type="float">
            <text:p>544.893677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112.087891" calcext:value-type="float">
            <text:p>1112.087891</text:p>
          </table:table-cell>
          <table:table-cell office:value-type="float" office:value="630.329712" calcext:value-type="float">
            <text:p>630.3297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1.221191" calcext:value-type="float">
            <text:p>3001.221191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287.765747" calcext:value-type="float">
            <text:p>1287.765747</text:p>
          </table:table-cell>
          <table:table-cell office:value-type="float" office:value="544.893677" calcext:value-type="float">
            <text:p>544.893677</text:p>
          </table:table-cell>
          <table:table-cell office:value-type="float" office:value="1091.941406" calcext:value-type="float">
            <text:p>1091.941406</text:p>
          </table:table-cell>
          <table:table-cell office:value-type="float" office:value="646.446899" calcext:value-type="float">
            <text:p>646.446899</text:p>
          </table:table-cell>
          <table:table-cell office:value-type="float" office:value="1028.278442" calcext:value-type="float">
            <text:p>1028.278442</text:p>
          </table:table-cell>
          <table:table-cell office:value-type="float" office:value="697.377258" calcext:value-type="float">
            <text:p>697.377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9.768066" calcext:value-type="float">
            <text:p>3009.768066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7.765747" calcext:value-type="float">
            <text:p>1287.765747</text:p>
          </table:table-cell>
          <table:table-cell office:value-type="float" office:value="544.893677" calcext:value-type="float">
            <text:p>544.893677</text:p>
          </table:table-cell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11.355347" calcext:value-type="float">
            <text:p>1011.355347</text:p>
          </table:table-cell>
          <table:table-cell office:value-type="float" office:value="710.91571" calcext:value-type="float">
            <text:p>710.91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70.818115" calcext:value-type="float">
            <text:p>3070.818115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305.494629" calcext:value-type="float">
            <text:p>1305.494629</text:p>
          </table:table-cell>
          <table:table-cell office:value-type="float" office:value="537.802124" calcext:value-type="float">
            <text:p>537.802124</text:p>
          </table:table-cell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29.084229" calcext:value-type="float">
            <text:p>1029.084229</text:p>
          </table:table-cell>
          <table:table-cell office:value-type="float" office:value="696.732605" calcext:value-type="float">
            <text:p>696.7326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7.765747" calcext:value-type="float">
            <text:p>1287.765747</text:p>
          </table:table-cell>
          <table:table-cell office:value-type="float" office:value="544.893677" calcext:value-type="float">
            <text:p>544.893677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25.86084" calcext:value-type="float">
            <text:p>1025.86084</text:p>
          </table:table-cell>
          <table:table-cell office:value-type="float" office:value="699.31134" calcext:value-type="float">
            <text:p>699.31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2.442139" calcext:value-type="float">
            <text:p>3002.442139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71.794922" calcext:value-type="float">
            <text:p>1071.794922</text:p>
          </table:table-cell>
          <table:table-cell office:value-type="float" office:value="662.564026" calcext:value-type="float">
            <text:p>662.564026</text:p>
          </table:table-cell>
          <table:table-cell office:value-type="float" office:value="1027.472534" calcext:value-type="float">
            <text:p>1027.472534</text:p>
          </table:table-cell>
          <table:table-cell office:value-type="float" office:value="698.021973" calcext:value-type="float">
            <text:p>698.021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56.16626" calcext:value-type="float">
            <text:p>3056.16626</text:p>
          </table:table-cell>
          <table:table-cell office:value-type="float" office:value="200" calcext:value-type="float">
            <text:p>200</text:p>
          </table:table-cell>
          <table:table-cell office:value-type="float" office:value="1835.164917" calcext:value-type="float">
            <text:p>1835.164917</text:p>
          </table:table-cell>
          <table:table-cell office:value-type="float" office:value="364.730499" calcext:value-type="float">
            <text:p>364.730499</text:p>
          </table:table-cell>
          <table:table-cell office:value-type="float" office:value="1287.765747" calcext:value-type="float">
            <text:p>1287.765747</text:p>
          </table:table-cell>
          <table:table-cell office:value-type="float" office:value="544.893677" calcext:value-type="float">
            <text:p>544.893677</text:p>
          </table:table-cell>
          <table:table-cell office:value-type="float" office:value="1158.827881" calcext:value-type="float">
            <text:p>1158.827881</text:p>
          </table:table-cell>
          <table:table-cell office:value-type="float" office:value="596.468811" calcext:value-type="float">
            <text:p>596.468811</text:p>
          </table:table-cell>
          <table:table-cell office:value-type="float" office:value="1028.278442" calcext:value-type="float">
            <text:p>1028.278442</text:p>
          </table:table-cell>
          <table:table-cell office:value-type="float" office:value="697.377258" calcext:value-type="float">
            <text:p>697.377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17.094238" calcext:value-type="float">
            <text:p>3017.094238</text:p>
          </table:table-cell>
          <table:table-cell office:value-type="float" office:value="200" calcext:value-type="float">
            <text:p>200</text:p>
          </table:table-cell>
          <table:table-cell office:value-type="float" office:value="1827.838867" calcext:value-type="float">
            <text:p>1827.838867</text:p>
          </table:table-cell>
          <table:table-cell office:value-type="float" office:value="366.125916" calcext:value-type="float">
            <text:p>366.125916</text:p>
          </table:table-cell>
          <table:table-cell office:value-type="float" office:value="1354.6521" calcext:value-type="float">
            <text:p>1354.6521</text:p>
          </table:table-cell>
          <table:table-cell office:value-type="float" office:value="518.13916" calcext:value-type="float">
            <text:p>518.13916</text:p>
          </table:table-cell>
          <table:table-cell office:value-type="float" office:value="1093.553101" calcext:value-type="float">
            <text:p>1093.553101</text:p>
          </table:table-cell>
          <table:table-cell office:value-type="float" office:value="645.157532" calcext:value-type="float">
            <text:p>645.157532</text:p>
          </table:table-cell>
          <table:table-cell office:value-type="float" office:value="1027.472534" calcext:value-type="float">
            <text:p>1027.472534</text:p>
          </table:table-cell>
          <table:table-cell office:value-type="float" office:value="698.021973" calcext:value-type="float">
            <text:p>698.021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5.348145" calcext:value-type="float">
            <text:p>2985.348145</text:p>
          </table:table-cell>
          <table:table-cell office:value-type="float" office:value="200" calcext:value-type="float">
            <text:p>200</text:p>
          </table:table-cell>
          <table:table-cell office:value-type="float" office:value="1835.164917" calcext:value-type="float">
            <text:p>1835.164917</text:p>
          </table:table-cell>
          <table:table-cell office:value-type="float" office:value="364.730499" calcext:value-type="float">
            <text:p>364.730499</text:p>
          </table:table-cell>
          <table:table-cell office:value-type="float" office:value="1292.60083" calcext:value-type="float">
            <text:p>1292.60083</text:p>
          </table:table-cell>
          <table:table-cell office:value-type="float" office:value="542.959656" calcext:value-type="float">
            <text:p>542.959656</text:p>
          </table:table-cell>
          <table:table-cell office:value-type="float" office:value="1122.564087" calcext:value-type="float">
            <text:p>1122.564087</text:p>
          </table:table-cell>
          <table:table-cell office:value-type="float" office:value="621.94873" calcext:value-type="float">
            <text:p>621.94873</text:p>
          </table:table-cell>
          <table:table-cell office:value-type="float" office:value="1076.630127" calcext:value-type="float">
            <text:p>1076.630127</text:p>
          </table:table-cell>
          <table:table-cell office:value-type="float" office:value="658.695923" calcext:value-type="float">
            <text:p>658.695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8.547119" calcext:value-type="float">
            <text:p>3008.547119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78.241821" calcext:value-type="float">
            <text:p>1078.241821</text:p>
          </table:table-cell>
          <table:table-cell office:value-type="float" office:value="657.406555" calcext:value-type="float">
            <text:p>657.406555</text:p>
          </table:table-cell>
          <table:table-cell office:value-type="float" office:value="1095.164917" calcext:value-type="float">
            <text:p>1095.164917</text:p>
          </table:table-cell>
          <table:table-cell office:value-type="float" office:value="643.868042" calcext:value-type="float">
            <text:p>643.868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17.094238" calcext:value-type="float">
            <text:p>3017.094238</text:p>
          </table:table-cell>
          <table:table-cell office:value-type="float" office:value="200" calcext:value-type="float">
            <text:p>200</text:p>
          </table:table-cell>
          <table:table-cell office:value-type="float" office:value="1830.280884" calcext:value-type="float">
            <text:p>1830.280884</text:p>
          </table:table-cell>
          <table:table-cell office:value-type="float" office:value="365.660797" calcext:value-type="float">
            <text:p>365.660797</text:p>
          </table:table-cell>
          <table:table-cell office:value-type="float" office:value="1284.542236" calcext:value-type="float">
            <text:p>1284.542236</text:p>
          </table:table-cell>
          <table:table-cell office:value-type="float" office:value="546.183105" calcext:value-type="float">
            <text:p>546.183105</text:p>
          </table:table-cell>
          <table:table-cell office:value-type="float" office:value="1091.941406" calcext:value-type="float">
            <text:p>1091.941406</text:p>
          </table:table-cell>
          <table:table-cell office:value-type="float" office:value="646.446899" calcext:value-type="float">
            <text:p>646.446899</text:p>
          </table:table-cell>
          <table:table-cell office:value-type="float" office:value="1112.893799" calcext:value-type="float">
            <text:p>1112.893799</text:p>
          </table:table-cell>
          <table:table-cell office:value-type="float" office:value="629.684998" calcext:value-type="float">
            <text:p>629.684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8.547119" calcext:value-type="float">
            <text:p>3008.547119</text:p>
          </table:table-cell>
          <table:table-cell office:value-type="float" office:value="200" calcext:value-type="float">
            <text:p>200</text:p>
          </table:table-cell>
          <table:table-cell office:value-type="float" office:value="1899.878052" calcext:value-type="float">
            <text:p>1899.878052</text:p>
          </table:table-cell>
          <table:table-cell office:value-type="float" office:value="352.404175" calcext:value-type="float">
            <text:p>352.404175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27.399292" calcext:value-type="float">
            <text:p>1127.399292</text:p>
          </table:table-cell>
          <table:table-cell office:value-type="float" office:value="618.080566" calcext:value-type="float">
            <text:p>618.080566</text:p>
          </table:table-cell>
          <table:table-cell office:value-type="float" office:value="1066.153931" calcext:value-type="float">
            <text:p>1066.153931</text:p>
          </table:table-cell>
          <table:table-cell office:value-type="float" office:value="667.076843" calcext:value-type="float">
            <text:p>667.0768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8.547119" calcext:value-type="float">
            <text:p>3008.547119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340.952515" calcext:value-type="float">
            <text:p>1340.952515</text:p>
          </table:table-cell>
          <table:table-cell office:value-type="float" office:value="523.619019" calcext:value-type="float">
            <text:p>523.619019</text:p>
          </table:table-cell>
          <table:table-cell office:value-type="float" office:value="1060.512817" calcext:value-type="float">
            <text:p>1060.512817</text:p>
          </table:table-cell>
          <table:table-cell office:value-type="float" office:value="671.589722" calcext:value-type="float">
            <text:p>671.589722</text:p>
          </table:table-cell>
          <table:table-cell office:value-type="float" office:value="1043.589722" calcext:value-type="float">
            <text:p>1043.589722</text:p>
          </table:table-cell>
          <table:table-cell office:value-type="float" office:value="685.128235" calcext:value-type="float">
            <text:p>685.12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08.547119" calcext:value-type="float">
            <text:p>3008.547119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301.465332" calcext:value-type="float">
            <text:p>1301.465332</text:p>
          </table:table-cell>
          <table:table-cell office:value-type="float" office:value="539.413879" calcext:value-type="float">
            <text:p>539.413879</text:p>
          </table:table-cell>
          <table:table-cell office:value-type="float" office:value="1070.183228" calcext:value-type="float">
            <text:p>1070.183228</text:p>
          </table:table-cell>
          <table:table-cell office:value-type="float" office:value="663.853455" calcext:value-type="float">
            <text:p>663.853455</text:p>
          </table:table-cell>
          <table:table-cell office:value-type="float" office:value="1025.86084" calcext:value-type="float">
            <text:p>1025.86084</text:p>
          </table:table-cell>
          <table:table-cell office:value-type="float" office:value="699.31134" calcext:value-type="float">
            <text:p>699.31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9.768066" calcext:value-type="float">
            <text:p>3009.768066</text:p>
          </table:table-cell>
          <table:table-cell office:value-type="float" office:value="200" calcext:value-type="float">
            <text:p>200</text:p>
          </table:table-cell>
          <table:table-cell office:value-type="float" office:value="1827.838867" calcext:value-type="float">
            <text:p>1827.838867</text:p>
          </table:table-cell>
          <table:table-cell office:value-type="float" office:value="366.125916" calcext:value-type="float">
            <text:p>366.125916</text:p>
          </table:table-cell>
          <table:table-cell office:value-type="float" office:value="1319.194214" calcext:value-type="float">
            <text:p>1319.194214</text:p>
          </table:table-cell>
          <table:table-cell office:value-type="float" office:value="532.322266" calcext:value-type="float">
            <text:p>532.322266</text:p>
          </table:table-cell>
          <table:table-cell office:value-type="float" office:value="1058.901123" calcext:value-type="float">
            <text:p>1058.901123</text:p>
          </table:table-cell>
          <table:table-cell office:value-type="float" office:value="672.879089" calcext:value-type="float">
            <text:p>672.879089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office:value-type="float" office:value="1880.342041" calcext:value-type="float">
            <text:p>1880.342041</text:p>
          </table:table-cell>
          <table:table-cell office:value-type="float" office:value="356.125336" calcext:value-type="float">
            <text:p>356.125336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72.600708" calcext:value-type="float">
            <text:p>1072.600708</text:p>
          </table:table-cell>
          <table:table-cell office:value-type="float" office:value="661.919434" calcext:value-type="float">
            <text:p>661.919434</text:p>
          </table:table-cell>
          <table:table-cell office:value-type="float" office:value="1112.893799" calcext:value-type="float">
            <text:p>1112.893799</text:p>
          </table:table-cell>
          <table:table-cell office:value-type="float" office:value="629.684998" calcext:value-type="float">
            <text:p>629.684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75.702148" calcext:value-type="float">
            <text:p>3075.702148</text:p>
          </table:table-cell>
          <table:table-cell office:value-type="float" office:value="200" calcext:value-type="float">
            <text:p>200</text:p>
          </table:table-cell>
          <table:table-cell office:value-type="float" office:value="1829.059814" calcext:value-type="float">
            <text:p>1829.059814</text:p>
          </table:table-cell>
          <table:table-cell office:value-type="float" office:value="365.893372" calcext:value-type="float">
            <text:p>365.893372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05.641113" calcext:value-type="float">
            <text:p>1105.641113</text:p>
          </table:table-cell>
          <table:table-cell office:value-type="float" office:value="635.487122" calcext:value-type="float">
            <text:p>635.487122</text:p>
          </table:table-cell>
          <table:table-cell office:value-type="float" office:value="1043.589722" calcext:value-type="float">
            <text:p>1043.589722</text:p>
          </table:table-cell>
          <table:table-cell office:value-type="float" office:value="685.128235" calcext:value-type="float">
            <text:p>685.12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7.326172" calcext:value-type="float">
            <text:p>3007.326172</text:p>
          </table:table-cell>
          <table:table-cell office:value-type="float" office:value="200" calcext:value-type="float">
            <text:p>200</text:p>
          </table:table-cell>
          <table:table-cell office:value-type="float" office:value="1862.026855" calcext:value-type="float">
            <text:p>1862.026855</text:p>
          </table:table-cell>
          <table:table-cell office:value-type="float" office:value="359.613922" calcext:value-type="float">
            <text:p>359.613922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07.252808" calcext:value-type="float">
            <text:p>1107.252808</text:p>
          </table:table-cell>
          <table:table-cell office:value-type="float" office:value="634.197754" calcext:value-type="float">
            <text:p>634.197754</text:p>
          </table:table-cell>
          <table:table-cell office:value-type="float" office:value="1043.589722" calcext:value-type="float">
            <text:p>1043.589722</text:p>
          </table:table-cell>
          <table:table-cell office:value-type="float" office:value="685.128235" calcext:value-type="float">
            <text:p>685.12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office:value-type="float" office:value="1836.385864" calcext:value-type="float">
            <text:p>1836.385864</text:p>
          </table:table-cell>
          <table:table-cell office:value-type="float" office:value="364.497925" calcext:value-type="float">
            <text:p>364.497925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92.747314" calcext:value-type="float">
            <text:p>1092.747314</text:p>
          </table:table-cell>
          <table:table-cell office:value-type="float" office:value="645.802124" calcext:value-type="float">
            <text:p>645.802124</text:p>
          </table:table-cell>
          <table:table-cell office:value-type="float" office:value="1062.124634" calcext:value-type="float">
            <text:p>1062.124634</text:p>
          </table:table-cell>
          <table:table-cell office:value-type="float" office:value="670.300293" calcext:value-type="float">
            <text:p>670.300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3.663086" calcext:value-type="float">
            <text:p>3003.663086</text:p>
          </table:table-cell>
          <table:table-cell office:value-type="float" office:value="200" calcext:value-type="float">
            <text:p>200</text:p>
          </table:table-cell>
          <table:table-cell office:value-type="float" office:value="1830.280884" calcext:value-type="float">
            <text:p>1830.280884</text:p>
          </table:table-cell>
          <table:table-cell office:value-type="float" office:value="365.660797" calcext:value-type="float">
            <text:p>365.660797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91.13562" calcext:value-type="float">
            <text:p>1091.13562</text:p>
          </table:table-cell>
          <table:table-cell office:value-type="float" office:value="647.091492" calcext:value-type="float">
            <text:p>647.091492</text:p>
          </table:table-cell>
          <table:table-cell office:value-type="float" office:value="1042.783936" calcext:value-type="float">
            <text:p>1042.783936</text:p>
          </table:table-cell>
          <table:table-cell office:value-type="float" office:value="685.772827" calcext:value-type="float">
            <text:p>685.772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17.094238" calcext:value-type="float">
            <text:p>3017.094238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110.476196" calcext:value-type="float">
            <text:p>1110.476196</text:p>
          </table:table-cell>
          <table:table-cell office:value-type="float" office:value="631.619019" calcext:value-type="float">
            <text:p>631.619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007.326172" calcext:value-type="float">
            <text:p>3007.326172</text:p>
          </table:table-cell>
          <table:table-cell office:value-type="float" office:value="200" calcext:value-type="float">
            <text:p>200</text:p>
          </table:table-cell>
          <table:table-cell office:value-type="float" office:value="1842.490845" calcext:value-type="float">
            <text:p>1842.490845</text:p>
          </table:table-cell>
          <table:table-cell office:value-type="float" office:value="363.335083" calcext:value-type="float">
            <text:p>363.335083</text:p>
          </table:table-cell>
          <table:table-cell office:value-type="float" office:value="1284.542236" calcext:value-type="float">
            <text:p>1284.542236</text:p>
          </table:table-cell>
          <table:table-cell office:value-type="float" office:value="546.183105" calcext:value-type="float">
            <text:p>546.183105</text:p>
          </table:table-cell>
          <table:table-cell office:value-type="float" office:value="1056.483521" calcext:value-type="float">
            <text:p>1056.483521</text:p>
          </table:table-cell>
          <table:table-cell office:value-type="float" office:value="674.813171" calcext:value-type="float">
            <text:p>674.813171</text:p>
          </table:table-cell>
          <table:table-cell office:value-type="float" office:value="1041.978027" calcext:value-type="float">
            <text:p>1041.978027</text:p>
          </table:table-cell>
          <table:table-cell office:value-type="float" office:value="686.417603" calcext:value-type="float">
            <text:p>686.417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13.431152" calcext:value-type="float">
            <text:p>3013.431152</text:p>
          </table:table-cell>
          <table:table-cell office:value-type="float" office:value="200" calcext:value-type="float">
            <text:p>200</text:p>
          </table:table-cell>
          <table:table-cell office:value-type="float" office:value="1857.142944" calcext:value-type="float">
            <text:p>1857.142944</text:p>
          </table:table-cell>
          <table:table-cell office:value-type="float" office:value="360.54422" calcext:value-type="float">
            <text:p>360.54422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041.172241" calcext:value-type="float">
            <text:p>1041.172241</text:p>
          </table:table-cell>
          <table:table-cell office:value-type="float" office:value="687.062195" calcext:value-type="float">
            <text:p>687.062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15.873047" calcext:value-type="float">
            <text:p>3015.873047</text:p>
          </table:table-cell>
          <table:table-cell office:value-type="float" office:value="200" calcext:value-type="float">
            <text:p>200</text:p>
          </table:table-cell>
          <table:table-cell office:value-type="float" office:value="1829.059814" calcext:value-type="float">
            <text:p>1829.059814</text:p>
          </table:table-cell>
          <table:table-cell office:value-type="float" office:value="365.893372" calcext:value-type="float">
            <text:p>365.893372</text:p>
          </table:table-cell>
          <table:table-cell office:value-type="float" office:value="1320.000122" calcext:value-type="float">
            <text:p>1320.000122</text:p>
          </table:table-cell>
          <table:table-cell office:value-type="float" office:value="531.999939" calcext:value-type="float">
            <text:p>531.999939</text:p>
          </table:table-cell>
          <table:table-cell office:value-type="float" office:value="1079.853516" calcext:value-type="float">
            <text:p>1079.853516</text:p>
          </table:table-cell>
          <table:table-cell office:value-type="float" office:value="656.117188" calcext:value-type="float">
            <text:p>656.117188</text:p>
          </table:table-cell>
          <table:table-cell office:value-type="float" office:value="1030.696045" calcext:value-type="float">
            <text:p>1030.696045</text:p>
          </table:table-cell>
          <table:table-cell office:value-type="float" office:value="695.443176" calcext:value-type="float">
            <text:p>695.4431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9.768066" calcext:value-type="float">
            <text:p>3009.768066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288.571533" calcext:value-type="float">
            <text:p>1288.571533</text:p>
          </table:table-cell>
          <table:table-cell office:value-type="float" office:value="544.571411" calcext:value-type="float">
            <text:p>544.571411</text:p>
          </table:table-cell>
          <table:table-cell office:value-type="float" office:value="1075.824219" calcext:value-type="float">
            <text:p>1075.824219</text:p>
          </table:table-cell>
          <table:table-cell office:value-type="float" office:value="659.340637" calcext:value-type="float">
            <text:p>659.340637</text:p>
          </table:table-cell>
          <table:table-cell office:value-type="float" office:value="1026.666748" calcext:value-type="float">
            <text:p>1026.666748</text:p>
          </table:table-cell>
          <table:table-cell office:value-type="float" office:value="698.666626" calcext:value-type="float">
            <text:p>698.666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84.127197" calcext:value-type="float">
            <text:p>2984.127197</text:p>
          </table:table-cell>
          <table:table-cell office:value-type="float" office:value="200" calcext:value-type="float">
            <text:p>200</text:p>
          </table:table-cell>
          <table:table-cell office:value-type="float" office:value="1837.606934" calcext:value-type="float">
            <text:p>1837.606934</text:p>
          </table:table-cell>
          <table:table-cell office:value-type="float" office:value="364.26535" calcext:value-type="float">
            <text:p>364.26535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45.201538" calcext:value-type="float">
            <text:p>1045.201538</text:p>
          </table:table-cell>
          <table:table-cell office:value-type="float" office:value="683.838745" calcext:value-type="float">
            <text:p>683.838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08.547119" calcext:value-type="float">
            <text:p>3008.547119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71.794922" calcext:value-type="float">
            <text:p>1071.794922</text:p>
          </table:table-cell>
          <table:table-cell office:value-type="float" office:value="662.564026" calcext:value-type="float">
            <text:p>662.564026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5.348145" calcext:value-type="float">
            <text:p>2985.348145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145.128296" calcext:value-type="float">
            <text:p>1145.128296</text:p>
          </table:table-cell>
          <table:table-cell office:value-type="float" office:value="603.8974" calcext:value-type="float">
            <text:p>603.8974</text:p>
          </table:table-cell>
          <table:table-cell office:value-type="float" office:value="1096.776611" calcext:value-type="float">
            <text:p>1096.776611</text:p>
          </table:table-cell>
          <table:table-cell office:value-type="float" office:value="642.578735" calcext:value-type="float">
            <text:p>642.5787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6.105225" calcext:value-type="float">
            <text:p>3006.105225</text:p>
          </table:table-cell>
          <table:table-cell office:value-type="float" office:value="200" calcext:value-type="float">
            <text:p>200</text:p>
          </table:table-cell>
          <table:table-cell office:value-type="float" office:value="1822.954834" calcext:value-type="float">
            <text:p>1822.954834</text:p>
          </table:table-cell>
          <table:table-cell office:value-type="float" office:value="367.056244" calcext:value-type="float">
            <text:p>367.056244</text:p>
          </table:table-cell>
          <table:table-cell office:value-type="float" office:value="1373.992798" calcext:value-type="float">
            <text:p>1373.992798</text:p>
          </table:table-cell>
          <table:table-cell office:value-type="float" office:value="510.402863" calcext:value-type="float">
            <text:p>510.402863</text:p>
          </table:table-cell>
          <table:table-cell office:value-type="float" office:value="1109.67041" calcext:value-type="float">
            <text:p>1109.67041</text:p>
          </table:table-cell>
          <table:table-cell office:value-type="float" office:value="632.263672" calcext:value-type="float">
            <text:p>632.263672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68.376221" calcext:value-type="float">
            <text:p>3068.376221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289.377441" calcext:value-type="float">
            <text:p>1289.377441</text:p>
          </table:table-cell>
          <table:table-cell office:value-type="float" office:value="544.249023" calcext:value-type="float">
            <text:p>544.249023</text:p>
          </table:table-cell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63.736328" calcext:value-type="float">
            <text:p>1063.736328</text:p>
          </table:table-cell>
          <table:table-cell office:value-type="float" office:value="669.010925" calcext:value-type="float">
            <text:p>669.0109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76.630127" calcext:value-type="float">
            <text:p>1076.630127</text:p>
          </table:table-cell>
          <table:table-cell office:value-type="float" office:value="658.695923" calcext:value-type="float">
            <text:p>658.695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014.6521" calcext:value-type="float">
            <text:p>3014.6521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303.077026" calcext:value-type="float">
            <text:p>1303.077026</text:p>
          </table:table-cell>
          <table:table-cell office:value-type="float" office:value="538.769226" calcext:value-type="float">
            <text:p>538.769226</text:p>
          </table:table-cell>
          <table:table-cell office:value-type="float" office:value="1058.901123" calcext:value-type="float">
            <text:p>1058.901123</text:p>
          </table:table-cell>
          <table:table-cell office:value-type="float" office:value="672.879089" calcext:value-type="float">
            <text:p>672.879089</text:p>
          </table:table-cell>
          <table:table-cell office:value-type="float" office:value="1029.890137" calcext:value-type="float">
            <text:p>1029.890137</text:p>
          </table:table-cell>
          <table:table-cell office:value-type="float" office:value="696.087891" calcext:value-type="float">
            <text:p>696.0878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84.127197" calcext:value-type="float">
            <text:p>2984.127197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161.245483" calcext:value-type="float">
            <text:p>1161.245483</text:p>
          </table:table-cell>
          <table:table-cell office:value-type="float" office:value="595.50177" calcext:value-type="float">
            <text:p>595.50177</text:p>
          </table:table-cell>
          <table:table-cell office:value-type="float" office:value="1026.666748" calcext:value-type="float">
            <text:p>1026.666748</text:p>
          </table:table-cell>
          <table:table-cell office:value-type="float" office:value="698.666626" calcext:value-type="float">
            <text:p>698.666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98.779053" calcext:value-type="float">
            <text:p>2998.779053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371.575195" calcext:value-type="float">
            <text:p>1371.575195</text:p>
          </table:table-cell>
          <table:table-cell office:value-type="float" office:value="511.369934" calcext:value-type="float">
            <text:p>511.369934</text:p>
          </table:table-cell>
          <table:table-cell office:value-type="float" office:value="1075.018311" calcext:value-type="float">
            <text:p>1075.018311</text:p>
          </table:table-cell>
          <table:table-cell office:value-type="float" office:value="659.985352" calcext:value-type="float">
            <text:p>659.985352</text:p>
          </table:table-cell>
          <table:table-cell office:value-type="float" office:value="1043.589722" calcext:value-type="float">
            <text:p>1043.589722</text:p>
          </table:table-cell>
          <table:table-cell office:value-type="float" office:value="685.128235" calcext:value-type="float">
            <text:p>685.12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92.674072" calcext:value-type="float">
            <text:p>2992.674072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301.465332" calcext:value-type="float">
            <text:p>1301.465332</text:p>
          </table:table-cell>
          <table:table-cell office:value-type="float" office:value="539.413879" calcext:value-type="float">
            <text:p>539.413879</text:p>
          </table:table-cell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10.989014" calcext:value-type="float">
            <text:p>3010.989014</text:p>
          </table:table-cell>
          <table:table-cell office:value-type="float" office:value="200" calcext:value-type="float">
            <text:p>200</text:p>
          </table:table-cell>
          <table:table-cell office:value-type="float" office:value="1830.280884" calcext:value-type="float">
            <text:p>1830.280884</text:p>
          </table:table-cell>
          <table:table-cell office:value-type="float" office:value="365.660797" calcext:value-type="float">
            <text:p>365.660797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132.234497" calcext:value-type="float">
            <text:p>1132.234497</text:p>
          </table:table-cell>
          <table:table-cell office:value-type="float" office:value="614.212402" calcext:value-type="float">
            <text:p>614.212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07.326172" calcext:value-type="float">
            <text:p>3007.326172</text:p>
          </table:table-cell>
          <table:table-cell office:value-type="float" office:value="200" calcext:value-type="float">
            <text:p>200</text:p>
          </table:table-cell>
          <table:table-cell office:value-type="float" office:value="1824.175903" calcext:value-type="float">
            <text:p>1824.175903</text:p>
          </table:table-cell>
          <table:table-cell office:value-type="float" office:value="366.823639" calcext:value-type="float">
            <text:p>366.823639</text:p>
          </table:table-cell>
          <table:table-cell office:value-type="float" office:value="1289.377441" calcext:value-type="float">
            <text:p>1289.377441</text:p>
          </table:table-cell>
          <table:table-cell office:value-type="float" office:value="544.249023" calcext:value-type="float">
            <text:p>544.249023</text:p>
          </table:table-cell>
          <table:table-cell office:value-type="float" office:value="1091.13562" calcext:value-type="float">
            <text:p>1091.13562</text:p>
          </table:table-cell>
          <table:table-cell office:value-type="float" office:value="647.091492" calcext:value-type="float">
            <text:p>647.091492</text:p>
          </table:table-cell>
          <table:table-cell office:value-type="float" office:value="1047.619141" calcext:value-type="float">
            <text:p>1047.619141</text:p>
          </table:table-cell>
          <table:table-cell office:value-type="float" office:value="681.904663" calcext:value-type="float">
            <text:p>681.9046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98.315063" calcext:value-type="float">
            <text:p>1198.315063</text:p>
          </table:table-cell>
          <table:table-cell office:value-type="float" office:value="580.674011" calcext:value-type="float">
            <text:p>580.674011</text:p>
          </table:table-cell>
          <table:table-cell office:value-type="float" office:value="1046.007324" calcext:value-type="float">
            <text:p>1046.007324</text:p>
          </table:table-cell>
          <table:table-cell office:value-type="float" office:value="683.194153" calcext:value-type="float">
            <text:p>683.194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365.128296" calcext:value-type="float">
            <text:p>1365.128296</text:p>
          </table:table-cell>
          <table:table-cell office:value-type="float" office:value="513.948669" calcext:value-type="float">
            <text:p>513.948669</text:p>
          </table:table-cell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42.783936" calcext:value-type="float">
            <text:p>1042.783936</text:p>
          </table:table-cell>
          <table:table-cell office:value-type="float" office:value="685.772827" calcext:value-type="float">
            <text:p>685.772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office:value-type="float" office:value="1835.164917" calcext:value-type="float">
            <text:p>1835.164917</text:p>
          </table:table-cell>
          <table:table-cell office:value-type="float" office:value="364.730499" calcext:value-type="float">
            <text:p>364.730499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125.787598" calcext:value-type="float">
            <text:p>1125.787598</text:p>
          </table:table-cell>
          <table:table-cell office:value-type="float" office:value="619.369873" calcext:value-type="float">
            <text:p>619.369873</text:p>
          </table:table-cell>
          <table:table-cell office:value-type="float" office:value="1043.589722" calcext:value-type="float">
            <text:p>1043.589722</text:p>
          </table:table-cell>
          <table:table-cell office:value-type="float" office:value="685.128235" calcext:value-type="float">
            <text:p>685.1282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198.315063" calcext:value-type="float">
            <text:p>1198.315063</text:p>
          </table:table-cell>
          <table:table-cell office:value-type="float" office:value="580.674011" calcext:value-type="float">
            <text:p>580.674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office:value-type="float" office:value="1830.280884" calcext:value-type="float">
            <text:p>1830.280884</text:p>
          </table:table-cell>
          <table:table-cell office:value-type="float" office:value="365.660797" calcext:value-type="float">
            <text:p>365.660797</text:p>
          </table:table-cell>
          <table:table-cell office:value-type="float" office:value="1319.194214" calcext:value-type="float">
            <text:p>1319.194214</text:p>
          </table:table-cell>
          <table:table-cell office:value-type="float" office:value="532.322266" calcext:value-type="float">
            <text:p>532.322266</text:p>
          </table:table-cell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27.472534" calcext:value-type="float">
            <text:p>1027.472534</text:p>
          </table:table-cell>
          <table:table-cell office:value-type="float" office:value="698.021973" calcext:value-type="float">
            <text:p>698.021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29.304199" calcext:value-type="float">
            <text:p>3029.304199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87.765747" calcext:value-type="float">
            <text:p>1287.765747</text:p>
          </table:table-cell>
          <table:table-cell office:value-type="float" office:value="544.893677" calcext:value-type="float">
            <text:p>544.893677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92.747314" calcext:value-type="float">
            <text:p>1092.747314</text:p>
          </table:table-cell>
          <table:table-cell office:value-type="float" office:value="645.802124" calcext:value-type="float">
            <text:p>645.802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302.27124" calcext:value-type="float">
            <text:p>1302.27124</text:p>
          </table:table-cell>
          <table:table-cell office:value-type="float" office:value="539.091492" calcext:value-type="float">
            <text:p>539.091492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60.512817" calcext:value-type="float">
            <text:p>1060.512817</text:p>
          </table:table-cell>
          <table:table-cell office:value-type="float" office:value="671.589722" calcext:value-type="float">
            <text:p>671.5897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office:value-type="float" office:value="1827.838867" calcext:value-type="float">
            <text:p>1827.838867</text:p>
          </table:table-cell>
          <table:table-cell office:value-type="float" office:value="366.125916" calcext:value-type="float">
            <text:p>366.125916</text:p>
          </table:table-cell>
          <table:table-cell office:value-type="float" office:value="1290.183228" calcext:value-type="float">
            <text:p>1290.183228</text:p>
          </table:table-cell>
          <table:table-cell office:value-type="float" office:value="543.926758" calcext:value-type="float">
            <text:p>543.926758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47.619141" calcext:value-type="float">
            <text:p>1047.619141</text:p>
          </table:table-cell>
          <table:table-cell office:value-type="float" office:value="681.904663" calcext:value-type="float">
            <text:p>681.904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68.25415" calcext:value-type="float">
            <text:p>2968.25415</text:p>
          </table:table-cell>
          <table:table-cell office:value-type="float" office:value="200" calcext:value-type="float">
            <text:p>200</text:p>
          </table:table-cell>
          <table:table-cell office:value-type="float" office:value="1829.059814" calcext:value-type="float">
            <text:p>1829.059814</text:p>
          </table:table-cell>
          <table:table-cell office:value-type="float" office:value="365.893372" calcext:value-type="float">
            <text:p>365.893372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08.864502" calcext:value-type="float">
            <text:p>1108.864502</text:p>
          </table:table-cell>
          <table:table-cell office:value-type="float" office:value="632.908386" calcext:value-type="float">
            <text:p>632.908386</text:p>
          </table:table-cell>
          <table:table-cell office:value-type="float" office:value="1133.040283" calcext:value-type="float">
            <text:p>1133.040283</text:p>
          </table:table-cell>
          <table:table-cell office:value-type="float" office:value="613.567749" calcext:value-type="float">
            <text:p>613.5677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office:value-type="float" office:value="1829.059814" calcext:value-type="float">
            <text:p>1829.059814</text:p>
          </table:table-cell>
          <table:table-cell office:value-type="float" office:value="365.893372" calcext:value-type="float">
            <text:p>365.893372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124.981689" calcext:value-type="float">
            <text:p>1124.981689</text:p>
          </table:table-cell>
          <table:table-cell office:value-type="float" office:value="620.014648" calcext:value-type="float">
            <text:p>620.014648</text:p>
          </table:table-cell>
          <table:table-cell office:value-type="float" office:value="1045.201538" calcext:value-type="float">
            <text:p>1045.201538</text:p>
          </table:table-cell>
          <table:table-cell office:value-type="float" office:value="683.838745" calcext:value-type="float">
            <text:p>683.838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office:value-type="float" office:value="1837.606934" calcext:value-type="float">
            <text:p>1837.606934</text:p>
          </table:table-cell>
          <table:table-cell office:value-type="float" office:value="364.26535" calcext:value-type="float">
            <text:p>364.26535</text:p>
          </table:table-cell>
          <table:table-cell office:value-type="float" office:value="1285.348145" calcext:value-type="float">
            <text:p>1285.348145</text:p>
          </table:table-cell>
          <table:table-cell office:value-type="float" office:value="545.860718" calcext:value-type="float">
            <text:p>545.860718</text:p>
          </table:table-cell>
          <table:table-cell office:value-type="float" office:value="1090.329712" calcext:value-type="float">
            <text:p>1090.329712</text:p>
          </table:table-cell>
          <table:table-cell office:value-type="float" office:value="647.736206" calcext:value-type="float">
            <text:p>647.736206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85.348145" calcext:value-type="float">
            <text:p>2985.348145</text:p>
          </table:table-cell>
          <table:table-cell office:value-type="float" office:value="200" calcext:value-type="float">
            <text:p>200</text:p>
          </table:table-cell>
          <table:table-cell office:value-type="float" office:value="1827.838867" calcext:value-type="float">
            <text:p>1827.838867</text:p>
          </table:table-cell>
          <table:table-cell office:value-type="float" office:value="366.125916" calcext:value-type="float">
            <text:p>366.125916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69.377319" calcext:value-type="float">
            <text:p>1069.377319</text:p>
          </table:table-cell>
          <table:table-cell office:value-type="float" office:value="664.498169" calcext:value-type="float">
            <text:p>664.498169</text:p>
          </table:table-cell>
          <table:table-cell office:value-type="float" office:value="1062.124634" calcext:value-type="float">
            <text:p>1062.124634</text:p>
          </table:table-cell>
          <table:table-cell office:value-type="float" office:value="670.300293" calcext:value-type="float">
            <text:p>670.300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14.6521" calcext:value-type="float">
            <text:p>3014.6521</text:p>
          </table:table-cell>
          <table:table-cell office:value-type="float" office:value="200" calcext:value-type="float">
            <text:p>200</text:p>
          </table:table-cell>
          <table:table-cell office:value-type="float" office:value="1837.606934" calcext:value-type="float">
            <text:p>1837.606934</text:p>
          </table:table-cell>
          <table:table-cell office:value-type="float" office:value="364.26535" calcext:value-type="float">
            <text:p>364.26535</text:p>
          </table:table-cell>
          <table:table-cell office:value-type="float" office:value="1307.106323" calcext:value-type="float">
            <text:p>1307.106323</text:p>
          </table:table-cell>
          <table:table-cell office:value-type="float" office:value="537.157471" calcext:value-type="float">
            <text:p>537.157471</text:p>
          </table:table-cell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095.164917" calcext:value-type="float">
            <text:p>1095.164917</text:p>
          </table:table-cell>
          <table:table-cell office:value-type="float" office:value="643.868042" calcext:value-type="float">
            <text:p>643.868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90.232178" calcext:value-type="float">
            <text:p>2990.232178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320.000122" calcext:value-type="float">
            <text:p>1320.000122</text:p>
          </table:table-cell>
          <table:table-cell office:value-type="float" office:value="531.999939" calcext:value-type="float">
            <text:p>531.999939</text:p>
          </table:table-cell>
          <table:table-cell office:value-type="float" office:value="1071.794922" calcext:value-type="float">
            <text:p>1071.794922</text:p>
          </table:table-cell>
          <table:table-cell office:value-type="float" office:value="662.564026" calcext:value-type="float">
            <text:p>662.564026</text:p>
          </table:table-cell>
          <table:table-cell office:value-type="float" office:value="1078.241821" calcext:value-type="float">
            <text:p>1078.241821</text:p>
          </table:table-cell>
          <table:table-cell office:value-type="float" office:value="657.406555" calcext:value-type="float">
            <text:p>657.406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991.453125" calcext:value-type="float">
            <text:p>2991.453125</text:p>
          </table:table-cell>
          <table:table-cell office:value-type="float" office:value="200" calcext:value-type="float">
            <text:p>200</text:p>
          </table:table-cell>
          <table:table-cell office:value-type="float" office:value="1826.61792" calcext:value-type="float">
            <text:p>1826.61792</text:p>
          </table:table-cell>
          <table:table-cell office:value-type="float" office:value="366.35849" calcext:value-type="float">
            <text:p>366.35849</text:p>
          </table:table-cell>
          <table:table-cell office:value-type="float" office:value="1302.27124" calcext:value-type="float">
            <text:p>1302.27124</text:p>
          </table:table-cell>
          <table:table-cell office:value-type="float" office:value="539.091492" calcext:value-type="float">
            <text:p>539.091492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42.783936" calcext:value-type="float">
            <text:p>1042.783936</text:p>
          </table:table-cell>
          <table:table-cell office:value-type="float" office:value="685.772827" calcext:value-type="float">
            <text:p>685.772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290.989136" calcext:value-type="float">
            <text:p>1290.989136</text:p>
          </table:table-cell>
          <table:table-cell office:value-type="float" office:value="543.60437" calcext:value-type="float">
            <text:p>543.60437</text:p>
          </table:table-cell>
          <table:table-cell office:value-type="float" office:value="1077.435913" calcext:value-type="float">
            <text:p>1077.435913</text:p>
          </table:table-cell>
          <table:table-cell office:value-type="float" office:value="658.05127" calcext:value-type="float">
            <text:p>658.05127</text:p>
          </table:table-cell>
          <table:table-cell office:value-type="float" office:value="1025.86084" calcext:value-type="float">
            <text:p>1025.86084</text:p>
          </table:table-cell>
          <table:table-cell office:value-type="float" office:value="699.31134" calcext:value-type="float">
            <text:p>699.31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90.232178" calcext:value-type="float">
            <text:p>2990.232178</text:p>
          </table:table-cell>
          <table:table-cell office:value-type="float" office:value="200" calcext:value-type="float">
            <text:p>200</text:p>
          </table:table-cell>
          <table:table-cell office:value-type="float" office:value="1853.479858" calcext:value-type="float">
            <text:p>1853.479858</text:p>
          </table:table-cell>
          <table:table-cell office:value-type="float" office:value="361.241943" calcext:value-type="float">
            <text:p>361.241943</text:p>
          </table:table-cell>
          <table:table-cell office:value-type="float" office:value="1344.175903" calcext:value-type="float">
            <text:p>1344.175903</text:p>
          </table:table-cell>
          <table:table-cell office:value-type="float" office:value="522.329651" calcext:value-type="float">
            <text:p>522.329651</text:p>
          </table:table-cell>
          <table:table-cell office:value-type="float" office:value="1100" calcext:value-type="float">
            <text:p>1100</text:p>
          </table:table-cell>
          <table:table-cell office:value-type="float" office:value="640" calcext:value-type="float">
            <text:p>640</text:p>
          </table:table-cell>
          <table:table-cell office:value-type="float" office:value="1028.278442" calcext:value-type="float">
            <text:p>1028.278442</text:p>
          </table:table-cell>
          <table:table-cell office:value-type="float" office:value="697.377258" calcext:value-type="float">
            <text:p>697.377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91.453125" calcext:value-type="float">
            <text:p>2991.453125</text:p>
          </table:table-cell>
          <table:table-cell office:value-type="float" office:value="200" calcext:value-type="float">
            <text:p>200</text:p>
          </table:table-cell>
          <table:table-cell office:value-type="float" office:value="1855.921875" calcext:value-type="float">
            <text:p>1855.921875</text:p>
          </table:table-cell>
          <table:table-cell office:value-type="float" office:value="360.776764" calcext:value-type="float">
            <text:p>360.776764</text:p>
          </table:table-cell>
          <table:table-cell office:value-type="float" office:value="1294.212524" calcext:value-type="float">
            <text:p>1294.212524</text:p>
          </table:table-cell>
          <table:table-cell office:value-type="float" office:value="542.315002" calcext:value-type="float">
            <text:p>542.315002</text:p>
          </table:table-cell>
          <table:table-cell office:value-type="float" office:value="1090.329712" calcext:value-type="float">
            <text:p>1090.329712</text:p>
          </table:table-cell>
          <table:table-cell office:value-type="float" office:value="647.736206" calcext:value-type="float">
            <text:p>647.736206</text:p>
          </table:table-cell>
          <table:table-cell office:value-type="float" office:value="1030.696045" calcext:value-type="float">
            <text:p>1030.696045</text:p>
          </table:table-cell>
          <table:table-cell office:value-type="float" office:value="695.443176" calcext:value-type="float">
            <text:p>695.4431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96.337158" calcext:value-type="float">
            <text:p>2996.337158</text:p>
          </table:table-cell>
          <table:table-cell office:value-type="float" office:value="200" calcext:value-type="float">
            <text:p>200</text:p>
          </table:table-cell>
          <table:table-cell office:value-type="float" office:value="1832.7229" calcext:value-type="float">
            <text:p>1832.7229</text:p>
          </table:table-cell>
          <table:table-cell office:value-type="float" office:value="365.195618" calcext:value-type="float">
            <text:p>365.195618</text:p>
          </table:table-cell>
          <table:table-cell office:value-type="float" office:value="1284.542236" calcext:value-type="float">
            <text:p>1284.542236</text:p>
          </table:table-cell>
          <table:table-cell office:value-type="float" office:value="546.183105" calcext:value-type="float">
            <text:p>546.183105</text:p>
          </table:table-cell>
          <table:table-cell office:value-type="float" office:value="1108.058594" calcext:value-type="float">
            <text:p>1108.058594</text:p>
          </table:table-cell>
          <table:table-cell office:value-type="float" office:value="633.553101" calcext:value-type="float">
            <text:p>633.553101</text:p>
          </table:table-cell>
          <table:table-cell office:value-type="float" office:value="1027.472534" calcext:value-type="float">
            <text:p>1027.472534</text:p>
          </table:table-cell>
          <table:table-cell office:value-type="float" office:value="698.021973" calcext:value-type="float">
            <text:p>698.021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056.16626" calcext:value-type="float">
            <text:p>3056.16626</text:p>
          </table:table-cell>
          <table:table-cell office:value-type="float" office:value="200" calcext:value-type="float">
            <text:p>200</text:p>
          </table:table-cell>
          <table:table-cell office:value-type="float" office:value="1833.943848" calcext:value-type="float">
            <text:p>1833.943848</text:p>
          </table:table-cell>
          <table:table-cell office:value-type="float" office:value="364.963074" calcext:value-type="float">
            <text:p>364.963074</text:p>
          </table:table-cell>
          <table:table-cell office:value-type="float" office:value="1286.153931" calcext:value-type="float">
            <text:p>1286.153931</text:p>
          </table:table-cell>
          <table:table-cell office:value-type="float" office:value="545.538452" calcext:value-type="float">
            <text:p>545.538452</text:p>
          </table:table-cell>
          <table:table-cell office:value-type="float" office:value="1089.523804" calcext:value-type="float">
            <text:p>1089.523804</text:p>
          </table:table-cell>
          <table:table-cell office:value-type="float" office:value="648.380981" calcext:value-type="float">
            <text:p>648.380981</text:p>
          </table:table-cell>
          <table:table-cell office:value-type="float" office:value="1046.007324" calcext:value-type="float">
            <text:p>1046.007324</text:p>
          </table:table-cell>
          <table:table-cell office:value-type="float" office:value="683.194153" calcext:value-type="float">
            <text:p>683.194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035.40918" calcext:value-type="float">
            <text:p>3035.40918</text:p>
          </table:table-cell>
          <table:table-cell office:value-type="float" office:value="200" calcext:value-type="float">
            <text:p>200</text:p>
          </table:table-cell>
          <table:table-cell office:value-type="float" office:value="1912.088135" calcext:value-type="float">
            <text:p>1912.088135</text:p>
          </table:table-cell>
          <table:table-cell office:value-type="float" office:value="350.078461" calcext:value-type="float">
            <text:p>350.078461</text:p>
          </table:table-cell>
          <table:table-cell office:value-type="float" office:value="1286.959839" calcext:value-type="float">
            <text:p>1286.959839</text:p>
          </table:table-cell>
          <table:table-cell office:value-type="float" office:value="545.216064" calcext:value-type="float">
            <text:p>545.216064</text:p>
          </table:table-cell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91.453125" calcext:value-type="float">
            <text:p>2991.453125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office:value-type="float" office:value="1327.252808" calcext:value-type="float">
            <text:p>1327.252808</text:p>
          </table:table-cell>
          <table:table-cell office:value-type="float" office:value="529.098877" calcext:value-type="float">
            <text:p>529.098877</text:p>
          </table:table-cell>
          <table:table-cell office:value-type="float" office:value="1143.516479" calcext:value-type="float">
            <text:p>1143.516479</text:p>
          </table:table-cell>
          <table:table-cell office:value-type="float" office:value="605.186768" calcext:value-type="float">
            <text:p>605.186768</text:p>
          </table:table-cell>
          <table:table-cell office:value-type="float" office:value="1042.783936" calcext:value-type="float">
            <text:p>1042.783936</text:p>
          </table:table-cell>
          <table:table-cell office:value-type="float" office:value="685.772827" calcext:value-type="float">
            <text:p>685.772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009.768066" calcext:value-type="float">
            <text:p>3009.768066</text:p>
          </table:table-cell>
          <table:table-cell office:value-type="float" office:value="200" calcext:value-type="float">
            <text:p>200</text:p>
          </table:table-cell>
          <table:table-cell office:value-type="float" office:value="1836.385864" calcext:value-type="float">
            <text:p>1836.385864</text:p>
          </table:table-cell>
          <table:table-cell office:value-type="float" office:value="364.497925" calcext:value-type="float">
            <text:p>364.497925</text:p>
          </table:table-cell>
          <table:table-cell table:number-columns-repeated="2"/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47.619141" calcext:value-type="float">
            <text:p>1047.619141</text:p>
          </table:table-cell>
          <table:table-cell office:value-type="float" office:value="681.904663" calcext:value-type="float">
            <text:p>681.9046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office:value-type="float" office:value="1831.501831" calcext:value-type="float">
            <text:p>1831.501831</text:p>
          </table:table-cell>
          <table:table-cell office:value-type="float" office:value="365.428223" calcext:value-type="float">
            <text:p>365.428223</text:p>
          </table:table-cell>
          <table:table-cell table:number-columns-repeated="2"/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204.761963" calcext:value-type="float">
            <text:p>1204.761963</text:p>
          </table:table-cell>
          <table:table-cell office:value-type="float" office:value="578.095215" calcext:value-type="float">
            <text:p>578.09521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office:value-type="float" office:value="1894.994141" calcext:value-type="float">
            <text:p>1894.994141</text:p>
          </table:table-cell>
          <table:table-cell office:value-type="float" office:value="353.334442" calcext:value-type="float">
            <text:p>353.334442</text:p>
          </table:table-cell>
          <table:table-cell table:number-columns-repeated="2"/>
          <table:table-cell office:value-type="float" office:value="1093.553101" calcext:value-type="float">
            <text:p>1093.553101</text:p>
          </table:table-cell>
          <table:table-cell office:value-type="float" office:value="645.157532" calcext:value-type="float">
            <text:p>645.157532</text:p>
          </table:table-cell>
          <table:table-cell office:value-type="float" office:value="1026.666748" calcext:value-type="float">
            <text:p>1026.666748</text:p>
          </table:table-cell>
          <table:table-cell office:value-type="float" office:value="698.666626" calcext:value-type="float">
            <text:p>698.66662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059.829102" calcext:value-type="float">
            <text:p>3059.829102</text:p>
          </table:table-cell>
          <table:table-cell office:value-type="float" office:value="200" calcext:value-type="float">
            <text:p>200</text:p>
          </table:table-cell>
          <table:table-cell office:value-type="float" office:value="1825.396851" calcext:value-type="float">
            <text:p>1825.396851</text:p>
          </table:table-cell>
          <table:table-cell office:value-type="float" office:value="366.591064" calcext:value-type="float">
            <text:p>366.591064</text:p>
          </table:table-cell>
          <table:table-cell table:number-columns-repeated="2"/>
          <table:table-cell office:value-type="float" office:value="1073.406616" calcext:value-type="float">
            <text:p>1073.406616</text:p>
          </table:table-cell>
          <table:table-cell office:value-type="float" office:value="661.274719" calcext:value-type="float">
            <text:p>661.274719</text:p>
          </table:table-cell>
          <table:table-cell office:value-type="float" office:value="1095.164917" calcext:value-type="float">
            <text:p>1095.164917</text:p>
          </table:table-cell>
          <table:table-cell office:value-type="float" office:value="643.868042" calcext:value-type="float">
            <text:p>643.868042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025.86084" calcext:value-type="float">
            <text:p>1025.86084</text:p>
          </table:table-cell>
          <table:table-cell office:value-type="float" office:value="699.31134" calcext:value-type="float">
            <text:p>699.31134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4.127197" calcext:value-type="float">
            <text:p>2984.127197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072.600708" calcext:value-type="float">
            <text:p>1072.600708</text:p>
          </table:table-cell>
          <table:table-cell office:value-type="float" office:value="661.919434" calcext:value-type="float">
            <text:p>661.919434</text:p>
          </table:table-cell>
          <table:table-cell office:value-type="float" office:value="1045.201538" calcext:value-type="float">
            <text:p>1045.201538</text:p>
          </table:table-cell>
          <table:table-cell office:value-type="float" office:value="683.838745" calcext:value-type="float">
            <text:p>683.838745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074.212524" calcext:value-type="float">
            <text:p>1074.212524</text:p>
          </table:table-cell>
          <table:table-cell office:value-type="float" office:value="660.630005" calcext:value-type="float">
            <text:p>660.630005</text:p>
          </table:table-cell>
          <table:table-cell office:value-type="float" office:value="1116.923096" calcext:value-type="float">
            <text:p>1116.923096</text:p>
          </table:table-cell>
          <table:table-cell office:value-type="float" office:value="626.461487" calcext:value-type="float">
            <text:p>626.461487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1.453125" calcext:value-type="float">
            <text:p>2991.453125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057.289429" calcext:value-type="float">
            <text:p>1057.289429</text:p>
          </table:table-cell>
          <table:table-cell office:value-type="float" office:value="674.168457" calcext:value-type="float">
            <text:p>674.168457</text:p>
          </table:table-cell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26.666748" calcext:value-type="float">
            <text:p>1026.666748</text:p>
          </table:table-cell>
          <table:table-cell office:value-type="float" office:value="698.666626" calcext:value-type="float">
            <text:p>698.66662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1.453125" calcext:value-type="float">
            <text:p>2991.453125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44.39563" calcext:value-type="float">
            <text:p>1044.39563</text:p>
          </table:table-cell>
          <table:table-cell office:value-type="float" office:value="684.483521" calcext:value-type="float">
            <text:p>684.483521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45.201538" calcext:value-type="float">
            <text:p>1045.201538</text:p>
          </table:table-cell>
          <table:table-cell office:value-type="float" office:value="683.838745" calcext:value-type="float">
            <text:p>683.838745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167.692383" calcext:value-type="float">
            <text:p>1167.692383</text:p>
          </table:table-cell>
          <table:table-cell office:value-type="float" office:value="592.923035" calcext:value-type="float">
            <text:p>592.923035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76.630127" calcext:value-type="float">
            <text:p>1076.630127</text:p>
          </table:table-cell>
          <table:table-cell office:value-type="float" office:value="658.695923" calcext:value-type="float">
            <text:p>658.69592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062.27124" calcext:value-type="float">
            <text:p>3062.27124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76.630127" calcext:value-type="float">
            <text:p>1076.630127</text:p>
          </table:table-cell>
          <table:table-cell office:value-type="float" office:value="658.695923" calcext:value-type="float">
            <text:p>658.69592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4.127197" calcext:value-type="float">
            <text:p>2984.127197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78.241821" calcext:value-type="float">
            <text:p>1078.241821</text:p>
          </table:table-cell>
          <table:table-cell office:value-type="float" office:value="657.406555" calcext:value-type="float">
            <text:p>657.40655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27.472534" calcext:value-type="float">
            <text:p>1027.472534</text:p>
          </table:table-cell>
          <table:table-cell office:value-type="float" office:value="698.021973" calcext:value-type="float">
            <text:p>698.02197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024.420166" calcext:value-type="float">
            <text:p>3024.420166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028.278442" calcext:value-type="float">
            <text:p>1028.278442</text:p>
          </table:table-cell>
          <table:table-cell office:value-type="float" office:value="697.377258" calcext:value-type="float">
            <text:p>697.37725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4.127197" calcext:value-type="float">
            <text:p>2984.127197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85.348145" calcext:value-type="float">
            <text:p>2985.34814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015.873047" calcext:value-type="float">
            <text:p>3015.873047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90.232178" calcext:value-type="float">
            <text:p>2990.232178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0.232178" calcext:value-type="float">
            <text:p>2990.232178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0.232178" calcext:value-type="float">
            <text:p>2990.232178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995.116211" calcext:value-type="float">
            <text:p>2995.116211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043.956055" calcext:value-type="float">
            <text:p>3043.95605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2.906006" calcext:value-type="float">
            <text:p>2982.906006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91.453125" calcext:value-type="float">
            <text:p>2991.45312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93.89502" calcext:value-type="float">
            <text:p>2993.8950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2.906006" calcext:value-type="float">
            <text:p>2982.906006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92.674072" calcext:value-type="float">
            <text:p>2992.67407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7.790039" calcext:value-type="float">
            <text:p>2987.790039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010.989014" calcext:value-type="float">
            <text:p>3010.989014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9.01123" calcext:value-type="float">
            <text:p>2989.01123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73.138184" calcext:value-type="float">
            <text:p>2973.138184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4.127197" calcext:value-type="float">
            <text:p>2984.127197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90.232178" calcext:value-type="float">
            <text:p>2990.232178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986.569092" calcext:value-type="float">
            <text:p>2986.56909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7:57:33.50040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46:03.649158822</meta:creation-date>
    <dc:date>2017-07-12T18:38:42.650361096</dc:date>
    <meta:editing-duration>PT13M26S</meta:editing-duration>
    <meta:editing-cycles>2</meta:editing-cycles>
    <meta:generator>LibreOffice/5.1.2.2$Linux_X86_64 LibreOffice_project/10m0$Build-2</meta:generator>
    <meta:document-statistic meta:table-count="1" meta:cell-count="1093" meta:object-count="0"/>
  </office:meta>
</office:document-meta>
</file>